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9A845CF8.png" manifest:media-type=""/>
  <manifest:file-entry manifest:full-path="Pictures/1000020100000200000002004F6FF473.png" manifest:media-type=""/>
  <manifest:file-entry manifest:full-path="Pictures/10000201000002000000020063433960.png" manifest:media-type=""/>
  <manifest:file-entry manifest:full-path="Pictures/10000201000002000000020019091F7B.png" manifest:media-type=""/>
  <manifest:file-entry manifest:full-path="Pictures/100000000000000800000008DD0ADA29.png" manifest:media-type=""/>
  <manifest:file-entry manifest:full-path="Pictures/100002010000020000000200B10FE920.png" manifest:media-type=""/>
  <manifest:file-entry manifest:full-path="Pictures/1000020100000200000002005D15D233.png" manifest:media-type=""/>
  <manifest:file-entry manifest:full-path="Pictures/10000201000002000000020006990713.png" manifest:media-type=""/>
  <manifest:file-entry manifest:full-path="Pictures/1000020100000200000002004DF3B558.png" manifest:media-type=""/>
  <manifest:file-entry manifest:full-path="Pictures/10000201000002000000020053B4260B.png" manifest:media-type=""/>
  <manifest:file-entry manifest:full-path="Pictures/1000020100000200000002001836D8A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color="#729fcf" draw:fill-image-name="Empty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bitmap" draw:fill-color="#729fcf" draw:fill-image-name="Empty" draw:opacity="0%" draw:textarea-horizontal-align="center" draw:textarea-vertical-align="middle" draw:shadow-opacity="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66cm" svg:stroke-color="#333333" draw:marker-start-width="1.194cm" draw:marker-end="Arrow" draw:marker-end-width="1.245cm" draw:marker-end-center="true" draw:fill="bitmap" draw:fill-color="#729fcf" draw:fill-image-name="Empty" draw:opacity="0%" draw:textarea-vertical-align="middle" fo:padding-top="0.455cm" fo:padding-bottom="0.455cm" fo:padding-left="0.58cm" fo:padding-right="0.58cm" draw:shadow-opacity="0%"/>
    </style:style>
    <style:style style:name="gr4" style:family="graphic" style:parent-style-name="objectwithoutfill">
      <style:graphic-properties svg:stroke-width="0.66cm" svg:stroke-color="#333333" draw:marker-start-width="1.194cm" draw:marker-end="Arrow" draw:marker-end-width="1.245cm" draw:marker-end-center="true" draw:fill="bitmap" draw:fill-color="#729fcf" draw:fill-image-name="Empty" draw:opacity="0%" draw:textarea-vertical-align="middle" fo:padding-top="0.455cm" fo:padding-bottom="0.455cm" fo:padding-left="0.58cm" fo:padding-right="0.58cm" draw:shadow-offset-x="0.203cm" draw:shadow-offset-y="0.203cm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/>
    </style:style>
    <style:style style:name="T1" style:family="text">
      <style:text-properties fo:color="#333333"/>
    </style:style>
    <style:style style:name="T2" style:family="text">
      <style:text-properties fo:color="#333333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.404cm" svg:height="3.404cm" svg:x="1.152cm" svg:y="15.757cm">
            <draw:image xlink:href="Pictures/1000020100000200000002001836D8A9.png" xlink:type="simple" xlink:show="embed" xlink:actuate="onLoad">
              <text:p/>
            </draw:image>
          </draw:frame>
          <draw:frame draw:style-name="gr2" draw:text-style-name="P2" draw:layer="layout" svg:width="3.404cm" svg:height="3.404cm" svg:x="13.344cm" svg:y="17.51cm">
            <draw:image xlink:href="Pictures/10000201000002000000020053B4260B.png" xlink:type="simple" xlink:show="embed" xlink:actuate="onLoad">
              <text:p text:style-name="P2"/>
              <text:p text:style-name="P2"/>
              <text:p text:style-name="P2"/>
              <text:p text:style-name="P2"><text:s text:c="2"/></text:p>
              <text:p text:style-name="P2"><text:s/></text:p>
              <text:p text:style-name="P2"><text:s text:c="35"/>Mobile App</text:p>
            </draw:image>
          </draw:frame>
          <draw:frame draw:style-name="gr2" draw:text-style-name="P2" draw:layer="layout" svg:width="3.416cm" svg:height="3.416cm" svg:x="8.518cm" svg:y="11.058cm">
            <draw:image xlink:href="Pictures/1000020100000200000002004DF3B558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><text:line-break/></text:p>
              <text:p text:style-name="P2"/>
              <text:p text:style-name="P2">Core</text:p>
            </draw:image>
          </draw:frame>
          <draw:frame draw:style-name="gr2" draw:text-style-name="P2" draw:layer="layout" svg:width="3.404cm" svg:height="3.404cm" svg:x="1.889cm" svg:y="4.048cm">
            <draw:image xlink:href="Pictures/1000020100000200000002005D15D233.png" xlink:type="simple" xlink:show="embed" xlink:actuate="onLoad"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/>
              <text:p text:style-name="P2">Server</text:p>
            </draw:image>
          </draw:frame>
          <draw:line draw:style-name="gr3" draw:text-style-name="P1" draw:layer="layout" svg:x1="7.858cm" svg:y1="14.462cm" svg:x2="6.08cm" svg:y2="16.24cm">
            <text:p/>
          </draw:line>
          <draw:line draw:style-name="gr4" draw:text-style-name="P1" draw:layer="layout" svg:x1="12.684cm" svg:y1="14.462cm" svg:x2="14.462cm" svg:y2="16.24cm">
            <text:p/>
          </draw:line>
          <draw:line draw:style-name="gr3" draw:text-style-name="P1" draw:layer="layout" svg:x1="7.858cm" svg:y1="10.779cm" svg:x2="6.08cm" svg:y2="9.001cm">
            <text:p/>
          </draw:line>
          <draw:line draw:style-name="gr3" draw:text-style-name="P1" draw:layer="layout" svg:x1="12.684cm" svg:y1="10.779cm" svg:x2="14.462cm" svg:y2="9.001cm">
            <text:p/>
          </draw:line>
          <draw:frame draw:style-name="gr1" draw:text-style-name="P1" draw:layer="layout" svg:width="3.404cm" svg:height="3.404cm" svg:x="15.859cm" svg:y="16.621cm">
            <draw:image xlink:href="Pictures/10000201000002000000020006990713.png" xlink:type="simple" xlink:show="embed" xlink:actuate="onLoad">
              <text:p/>
            </draw:image>
          </draw:frame>
          <draw:frame draw:style-name="gr1" draw:text-style-name="P1" draw:layer="layout" svg:width="3.404cm" svg:height="3.404cm" svg:x="5.572cm" svg:y="17.281cm">
            <draw:image xlink:href="Pictures/100002010000020000000200B10FE920.png" xlink:type="simple" xlink:show="embed" xlink:actuate="onLoad">
              <text:p/>
            </draw:image>
          </draw:frame>
          <draw:frame draw:style-name="gr2" draw:text-style-name="P2" draw:layer="layout" svg:width="3.404cm" svg:height="3.404cm" svg:x="2.168cm" svg:y="18.932cm">
            <draw:image xlink:href="Pictures/10000201000002000000020019091F7B.png" xlink:type="simple" xlink:show="embed" xlink:actuate="onLoad"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><text:s text:c="35"/></text:span><text:span text:style-name="T1">Web App</text:span></text:p>
            </draw:image>
          </draw:frame>
          <draw:frame draw:style-name="gr1" draw:text-style-name="P1" draw:layer="layout" svg:width="3.404cm" svg:height="3.404cm" svg:x="11.612cm" svg:y="4.583cm">
            <draw:image xlink:href="Pictures/1000020100000200000002004F6FF473.png" xlink:type="simple" xlink:show="embed" xlink:actuate="onLoad">
              <text:p/>
            </draw:image>
          </draw:frame>
          <draw:frame draw:style-name="gr2" draw:text-style-name="P2" draw:layer="layout" svg:width="3.404cm" svg:height="3.404cm" svg:x="15.713cm" svg:y="7.069cm">
            <draw:image xlink:href="Pictures/10000201000002000000020063433960.png" xlink:type="simple" xlink:show="embed" xlink:actuate="onLoad"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1"/></text:p>
              <text:p text:style-name="P2"><text:span text:style-name="T2">Desktop</text:span></text:p>
            </draw:image>
          </draw:frame>
          <draw:frame draw:style-name="gr1" draw:text-style-name="P1" draw:layer="layout" svg:width="3.404cm" svg:height="3.404cm" svg:x="15.224cm" svg:y="3.338cm">
            <draw:image xlink:href="Pictures/1000020100000200000002009A845CF8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ppo </meta:initial-creator>
    <meta:creation-date>2013-08-05T22:30:35</meta:creation-date>
    <dc:date>2013-08-05T23:06:08</dc:date>
    <dc:creator>sappo </dc:creator>
    <meta:editing-duration>PT12M20S</meta:editing-duration>
    <meta:editing-cycles>3</meta:editing-cycles>
    <meta:generator>LibreOffice/4.0.2.2$Linux_X86_64 LibreOffice_project/400m0$Build-2</meta:generator>
    <meta:document-statistic meta:object-count="15"/>
  </office:meta>
</office:document-meta>
</file>